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0ea61f" officeooo:paragraph-rsid="001b65a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4b9a1" officeooo:paragraph-rsid="0014b9a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89ea7" officeooo:paragraph-rsid="00189ea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c4dca" officeooo:paragraph-rsid="001c4dc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d53c0" officeooo:paragraph-rsid="001d53c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/>
    </style:style>
    <style:style style:name="P19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2d3b5a" officeooo:paragraph-rsid="002d3b5a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41" style:family="paragraph" style:parent-style-name="Footer">
      <style:paragraph-properties fo:text-align="end" style:justify-single-word="false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bold" style:font-weight-asian="bold" style:font-weight-complex="bold"/>
    </style:style>
    <style:style style:name="T3" style:family="text">
      <style:text-properties officeooo:rsid="00117162"/>
    </style:style>
    <style:style style:name="T4" style:family="text">
      <style:text-properties officeooo:rsid="00117cd1"/>
    </style:style>
    <style:style style:name="T5" style:family="text">
      <style:text-properties officeooo:rsid="00129b11"/>
    </style:style>
    <style:style style:name="T6" style:family="text">
      <style:text-properties officeooo:rsid="0014b9a1"/>
    </style:style>
    <style:style style:name="T7" style:family="text">
      <style:text-properties officeooo:rsid="0014e10a"/>
    </style:style>
    <style:style style:name="T8" style:family="text">
      <style:text-properties officeooo:rsid="00166f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b9a1" style:font-weight-asian="bold" style:font-weight-complex="bold"/>
    </style:style>
    <style:style style:name="T11" style:family="text">
      <style:text-properties fo:font-weight="bold" officeooo:rsid="002025c5" style:font-weight-asian="bold" style:font-weight-complex="bold"/>
    </style:style>
    <style:style style:name="T12" style:family="text">
      <style:text-properties fo:font-weight="bold" officeooo:rsid="002566be" style:font-weight-asian="bold" style:font-weight-complex="bold"/>
    </style:style>
    <style:style style:name="T13" style:family="text">
      <style:text-properties fo:font-weight="bold" officeooo:rsid="00272c22" style:font-weight-asian="bold" style:font-weight-complex="bold"/>
    </style:style>
    <style:style style:name="T14" style:family="text">
      <style:text-properties fo:font-weight="bold" officeooo:rsid="002836cf" style:font-weight-asian="bold" style:font-weight-complex="bold"/>
    </style:style>
    <style:style style:name="T15" style:family="text">
      <style:text-properties officeooo:rsid="0017ff8f"/>
    </style:style>
    <style:style style:name="T16" style:family="text">
      <style:text-properties officeooo:rsid="00189ea7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89ea7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officeooo:rsid="001b65ab"/>
    </style:style>
    <style:style style:name="T21" style:family="text">
      <style:text-properties officeooo:rsid="001c4dca"/>
    </style:style>
    <style:style style:name="T22" style:family="text">
      <style:text-properties officeooo:rsid="002025c5"/>
    </style:style>
    <style:style style:name="T23" style:family="text">
      <style:text-properties officeooo:rsid="0022f7ab"/>
    </style:style>
    <style:style style:name="T24" style:family="text">
      <style:text-properties officeooo:rsid="0024fefc"/>
    </style:style>
    <style:style style:name="T25" style:family="text">
      <style:text-properties officeooo:rsid="002566be"/>
    </style:style>
    <style:style style:name="T26" style:family="text">
      <style:text-properties officeooo:rsid="00272c22"/>
    </style:style>
    <style:style style:name="T27" style:family="text">
      <style:text-properties officeooo:rsid="002836cf"/>
    </style:style>
    <style:style style:name="T28" style:family="text">
      <style:text-properties fo:color="#ff0000" officeooo:rsid="002836cf"/>
    </style:style>
    <style:style style:name="T29" style:family="text">
      <style:text-properties fo:color="#ff0000" officeooo:rsid="002ad7a2"/>
    </style:style>
    <style:style style:name="T30" style:family="text">
      <style:text-properties fo:color="#ff0000" officeooo:rsid="002c6bff"/>
    </style:style>
    <style:style style:name="T31" style:family="text">
      <style:text-properties fo:color="#ff0000" officeooo:rsid="002d3b5a"/>
    </style:style>
    <style:style style:name="T32" style:family="text">
      <style:text-properties fo:color="#ff0000" officeooo:rsid="002e5904"/>
    </style:style>
    <style:style style:name="T33" style:family="text">
      <style:text-properties officeooo:rsid="002ad7a2"/>
    </style:style>
    <style:style style:name="T34" style:family="text">
      <style:text-properties officeooo:rsid="002c6bff"/>
    </style:style>
    <style:style style:name="T35" style:family="text">
      <style:text-properties officeooo:rsid="002d3b5a"/>
    </style:style>
    <style:style style:name="T36" style:family="text">
      <style:text-properties officeooo:rsid="002e59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I204 – TESTOVI</text:p>
      <text:p text:style-name="P2"/>
      <text:p text:style-name="P3">TEST 1</text:p>
      <text:p text:style-name="P5"/>
      <text:p text:style-name="P21">1. <text:span text:style-name="T1">Šta je Servlet?</text:span></text:p>
      <text:p text:style-name="P19"><text:span text:style-name="T1"/></text:p>
      <text:p text:style-name="P20"><text:span text:style-name="T1"><text:tab/>- </text:span><text:span text:style-name="T2">Servlet</text:span><text:span text:style-name="T1"> je server-side komponenta koja se izvršava isključivo unutar Java virtualne mašine. On je zapravo Java klasa napisana na osnovu određenih pravila i biće isporučena u Java EE kontejner koji se odabere.</text:span></text:p>
      <text:p text:style-name="P6"/>
      <text:p text:style-name="P6"/>
      <text:p text:style-name="P7">2. Koje su prednosti primene Servleta?</text:p>
      <text:p text:style-name="P7"/>
      <text:p text:style-name="P22">- <text:span text:style-name="T9">Prednost</text:span> je u tome što servleti obezbeđuju sofisticirani način kreiranja serverske strane prateći standardno J2EE okuženje <text:span text:style-name="T3">i</text:span> koristeći programski jezik Java.</text:p>
      <text:p text:style-name="P7"/>
      <text:p text:style-name="P7"/>
      <text:p text:style-name="P7">3. <text:span text:style-name="T4">Za šta se obično koriste HTTP servleti?</text:span></text:p>
      <text:p text:style-name="P7"/>
      <text:p text:style-name="P22">- <text:span text:style-name="T4">Obično se koriste da:</text:span></text:p>
      <text:p text:style-name="P7"><text:tab/><text:span text:style-name="T4">=</text:span> <text:span text:style-name="T4">Obezbede dinamički sadržaj kao što je uzimanje rezultata upita i vraćanje istih do klijenta.</text:span></text:p>
      <text:p text:style-name="P7"><text:tab/><text:span text:style-name="T4">=</text:span> <text:span text:style-name="T4">Obrada i čuvanje podataka koji se nalaze na HTML strani,</text:span></text:p>
      <text:p text:style-name="P7"><text:tab/><text:span text:style-name="T4">=</text:span> <text:span text:style-name="T4">Upravljanje informacijama koje se odnose na stanje HTTP-a.</text:span></text:p>
      <text:p text:style-name="P7"/>
      <text:p text:style-name="P7"/>
      <text:p text:style-name="P7">4. <text:span text:style-name="T5">Objasnite tokove podataka između klijenata i severa?</text:span></text:p>
      <text:p text:style-name="P7"/>
      <text:p text:style-name="P22">- <text:span text:style-name="T5">Od web browsera se šalje HTTP zahtev ka web serveru, a od njega se šalje HTTP servlet zahtev ka Servletskom kontejneru u kome se nalazi kreirani Servlet. Ovaj kontejner se snabdeva podacima iz baze podataka i na primljeni HTTP Servlet zahtev, kontejner/servlet šalje HTTPServlet odgovor ka web serveru, a od njega se šalje HTTP odgovor ka web browseru.</text:span></text:p>
      <text:p text:style-name="P7"/>
      <text:p text:style-name="P7"/>
      <text:p text:style-name="P7">5. <text:span text:style-name="T6">Navedite pravila koja bi trebala da zadovolji servlet aplikacija?</text:span></text:p>
      <text:p text:style-name="P7"/>
      <text:p text:style-name="P22">- <text:span text:style-name="T10">Pravila</text:span><text:span text:style-name="T6"> su:</text:span></text:p>
      <text:p text:style-name="P10"><text:tab/>= <text:span text:style-name="T7">Klijent-računar koji se obraća servletu mora da ima instaliran web brovser. </text:span></text:p>
      <text:p text:style-name="P10"><text:tab/>= <text:span text:style-name="T7">Računar koji hostuje stranicu kreiranu pomoću servleta mora da pokrene web server, obično <text:tab/>na portu 8080.</text:span></text:p>
      <text:p text:style-name="P10"><text:tab/>= <text:span text:style-name="T7">Web server ima zadatak da osluškuje zahteve korisnika.</text:span></text:p>
      <text:p text:style-name="P10"><text:tab/>= <text:span text:style-name="T7">Stranica koja je kreirana pomoću servleta, izvršava kontejner servelta zajedno sa isporučenim <text:tab/>servletom.</text:span></text:p>
      <text:p text:style-name="P10"><text:tab/>= <text:span text:style-name="T8">Servlet angažuje Java kod čiji je zadatak realizovanje pretrage.</text:span></text:p>
      <text:p text:style-name="P10"><text:tab/>= <text:span text:style-name="T8">Web server izoluje sadržaj iz HttpServletResponse objekta, pakuje ga u HttpResponse objekat <text:tab/>i šalje u izabrani browser.</text:span></text:p>
      <text:p text:style-name="P10"><text:tab/>= <text:span text:style-name="T8">Web browser prikazuje korisniku primljenu stranicu.</text:span></text:p>
      <text:p text:style-name="P9"><text:soft-page-break/>6. <text:span text:style-name="T15">Kako se kreira servlet?</text:span></text:p>
      <text:p text:style-name="P9"/>
      <text:p text:style-name="P26">- <text:span text:style-name="T16">Servlet predstavlja Java klasu koja nalseđuje osnovnu klasu HttpServlet </text:span><text:span text:style-name="T18">i</text:span><text:span text:style-name="T16"> koja je obeležena anotacijom </text:span><text:span text:style-name="T18">@WebServlet.</text:span></text:p>
      <text:p text:style-name="P11"><text:span text:style-name="T17"><text:tab/>Koraci u </text:span><text:span text:style-name="T19">kreiranju</text:span><text:span text:style-name="T17"> su:</text:span></text:p>
      <text:p text:style-name="P11"><text:span text:style-name="T17"><text:tab/>= desni klik na </text:span><text:span text:style-name="T19">Source Packages</text:span><text:span text:style-name="T17"> → </text:span><text:span text:style-name="T19">New</text:span><text:span text:style-name="T17">/</text:span><text:span text:style-name="T19">Servlet</text:span><text:span text:style-name="T17"> → popunim podatke → klik na </text:span><text:span text:style-name="T19">Finish</text:span></text:p>
      <text:p text:style-name="P9"/>
      <text:p text:style-name="P9"/>
      <text:p text:style-name="P9">7. <text:span text:style-name="T20">Objasnite životni ciklus servleta?</text:span></text:p>
      <text:p text:style-name="P9"/>
      <text:p text:style-name="P26">- <text:span text:style-name="T20">Životni ciklus servleta, obuhvata sledeće faze:</text:span></text:p>
      <text:p text:style-name="P12"><text:tab/>= Učitavanje – serveltski kontejner učitava servelt za vr<text:span text:style-name="T21">e</text:span>me pokretanja (kada se pošalje 1 <text:tab/>zahtev)</text:p>
      <text:p text:style-name="P12"><text:tab/>= Inicijalizacija – servletski kontejner pokreće metodu init() <text:span text:style-name="T21">i</text:span> prosleđuje inicijalne parametre <text:tab/>servleta istoj.</text:p>
      <text:p text:style-name="P12"><text:tab/>= Obrada zahteva – pozivaju se metode service(), doGet(), doPost().</text:p>
      <text:p text:style-name="P12"><text:tab/>= Uništavanje servelta – poziva se destroy() metoda, ako servlet duže v<text:span text:style-name="T21">re</text:span>me nije potreban.</text:p>
      <text:p text:style-name="P9"/>
      <text:p text:style-name="P9"/>
      <text:p text:style-name="P9">8. <text:span text:style-name="T21">Objasnite HTTP Get i Post zahteve u radu sa servletima?</text:span></text:p>
      <text:p text:style-name="P9"/>
      <text:p text:style-name="P26">- <text:span text:style-name="T21">Get i Post su najčešće korišćene metode za razmenu podataka na web-u.</text:span></text:p>
      <text:p text:style-name="P13"><text:tab/>= <text:span text:style-name="T9">Get</text:span> = Ova metoda kopira ili označava URL adresu koja sadrži parametre. Get metoda se <text:tab/>koristi za čitanje podataka.</text:p>
      <text:p text:style-name="P14"><text:tab/>= <text:span text:style-name="T9">Post</text:span> = ovom metodom je moguće slanje binarnih (npr: slike i muzički fajlovi) i tekstualnih <text:tab/>podataka do servera. Post metoda se koristi za slanje podataka ka serveru.</text:p>
      <text:p text:style-name="P9"/>
      <text:p text:style-name="P9"/>
      <text:p text:style-name="P12">9. <text:span text:style-name="T22">Šta je sesija?</text:span></text:p>
      <text:p text:style-name="P12"/>
      <text:p text:style-name="P29">- <text:span text:style-name="T11">Sesija</text:span><text:span text:style-name="T22"> je logički zadatak, koji korisnik pokušava da izvrši pristupanjem web prezentaciji.</text:span></text:p>
      <text:p text:style-name="P12"/>
      <text:p text:style-name="P12"/>
      <text:p text:style-name="P12">10. <text:span text:style-name="T23">Objasnite najpoznatije načine praćenja sesija?</text:span></text:p>
      <text:p text:style-name="P12"/>
      <text:p text:style-name="P29">- <text:span text:style-name="T23">Informacije o sesiji mogu biti čuvane na dva načina:</text:span></text:p>
      <text:p text:style-name="P15"><text:tab/>= <text:span text:style-name="T9">Čuvanje na strani klijenta</text:span> – gde se korisnički podaci o sesiji beleže smeštanjem u <text:tab/>„kolačićima“ ili modifikovanjem URL adrese.</text:p>
      <text:p text:style-name="P15"><text:tab/>= <text:span text:style-name="T9">Čuvanje na serverskoj strani</text:span> – se vrši primenom API-ja za praćenje sesija.</text:p>
      <text:p text:style-name="P12"/>
      <text:p text:style-name="P12"/>
      <text:p text:style-name="P12">11. <text:span text:style-name="T24">Kako objekat HttpSession čuva podatke o sesiji?</text:span></text:p>
      <text:p text:style-name="P12"/>
      <text:p text:style-name="P29">- <text:span text:style-name="T24">U ovom slučaju, podaci o sesijama se isključivo čuvaju na serveru a klijent dobija samo ID broj sesije, da bi bila identifikovana serija HTTP zahteva koje šalje isti korisnik.</text:span></text:p>
      <text:p text:style-name="P12"/>
      <text:p text:style-name="P12"/>
      <text:p text:style-name="P15"><text:soft-page-break/>12. <text:span text:style-name="T25">Šta je GlassFish server i koja mu je namena?</text:span></text:p>
      <text:p text:style-name="P15"/>
      <text:p text:style-name="P32">- <text:span text:style-name="T12">GlassFish</text:span><text:span text:style-name="T25"> server je opn-source server baziran na JavaEE implementaciji. Razvijen je kao specifična podrška razvoju Java web aplikacija.</text:span></text:p>
      <text:p text:style-name="P15"/>
      <text:p text:style-name="P12"/>
      <text:p text:style-name="P15">13. <text:span text:style-name="T26">Navesti neke prednosti GlassFish servera?</text:span></text:p>
      <text:p text:style-name="P15"/>
      <text:p text:style-name="P32">- <text:span text:style-name="T13">Prednosti</text:span><text:span text:style-name="T26"> su: besplatan je, ima veliku brzinu rada, može da upravlja velikim brojem instanci, jednostavan je za upotrebu, … i slično.</text:span></text:p>
      <text:p text:style-name="P12"/>
      <text:p text:style-name="P12"/>
      <text:p text:style-name="P12">1<text:span text:style-name="T23">4</text:span>. <text:span text:style-name="T27">Servelt rukuje zahtevima i odgovorima primenom klasa? </text:span><text:span text:style-name="T28">***</text:span></text:p>
      <text:p text:style-name="P12"/>
      <text:p text:style-name="P29">- <text:span text:style-name="T14">HttpServeltRequest</text:span><text:span text:style-name="T27"> i </text:span><text:span text:style-name="T14">HttpServletResponse</text:span><text:span text:style-name="T27">.</text:span></text:p>
      <text:p text:style-name="P12"/>
      <text:p text:style-name="P16"/>
      <text:p text:style-name="P16">15. <text:span text:style-name="T33">Primenom GlassFish servera proces razvoja web aplikacija se odvija u 3 koraka: editovanje, snimanje i osvežavanje web pregledača? </text:span><text:span text:style-name="T29">***</text:span></text:p>
      <text:p text:style-name="P16"/>
      <text:p text:style-name="P35">- <text:span text:style-name="T33">TRUE</text:span></text:p>
      <text:p text:style-name="P16"/>
      <text:p text:style-name="P16"/>
      <text:p text:style-name="P16">16. <text:span text:style-name="T34">Za komunikaciju sa serveltima, korsite se web pregledači? </text:span><text:span text:style-name="T30">***</text:span></text:p>
      <text:p text:style-name="P16"/>
      <text:p text:style-name="P35">- <text:span text:style-name="T34">TRUE</text:span></text:p>
      <text:p text:style-name="P16"/>
      <text:p text:style-name="P16"/>
      <text:p text:style-name="P16">17. <text:span text:style-name="T35">Praćenje sesije primenom servelta je moguće? </text:span><text:span text:style-name="T31">***</text:span></text:p>
      <text:p text:style-name="P16"/>
      <text:p text:style-name="P35">- <text:span text:style-name="T35">na klijentu modifikovanje URL-a,</text:span></text:p>
      <text:p text:style-name="P38">- na serveru primenom metoda HttpSession interfejsa,</text:p>
      <text:p text:style-name="P38">- na klijentu primenom kolačića.</text:p>
      <text:p text:style-name="P39"/>
      <text:p text:style-name="P16"/>
      <text:p text:style-name="P16">18. <text:span text:style-name="T36">Šta od navedenog je tačno? </text:span><text:span text:style-name="T32">***</text:span></text:p>
      <text:p text:style-name="P16"/>
      <text:p text:style-name="P35">- <text:span text:style-name="T36">Oracle GlassFish aplikacioni server je baziran na JavaEE implementaciji.</text:span></text:p>
      <text:p text:style-name="P39">- <text:span text:style-name="T36">Nove verzije Jave su unazad kompatibilne a to znači da sve postojeće web aplikacije mogu bez ikakvih problema da se izvršavaju na najnovijoj platformi.</text:span></text:p>
      <text:p text:style-name="P39">- <text:span text:style-name="T36">Jedan dopunski GlassFish server može da upravlja većim brojem instanci koje su simultano pokrenute od strane više softverskih komponenata.</text:span></text:p>
      <text:p text:style-name="P12"/>
      <text:p text:style-name="P12"/>
      <text:p text:style-name="P12"/>
      <text:p text:style-name="P12"/>
      <text:p text:style-name="P8"/>
      <text:p text:style-name="P4"><text:soft-page-break/>TEST 2</text:p>
      <text:p text:style-name="P6"/>
      <text:p text:style-name="P17">1.</text:p>
      <text:p text:style-name="P17"/>
      <text:p text:style-name="P17"/>
      <text:p text:style-name="P17">2.</text:p>
      <text:p text:style-name="P17"/>
      <text:p text:style-name="P17"/>
      <text:p text:style-name="P17">3.</text:p>
      <text:p text:style-name="P17"/>
      <text:p text:style-name="P17"/>
      <text:p text:style-name="P17">4.</text:p>
      <text:p text:style-name="P17"/>
      <text:p text:style-name="P17"/>
      <text:p text:style-name="P17">5.</text:p>
      <text:p text:style-name="P17"/>
      <text:p text:style-name="P17"/>
      <text:p text:style-name="P17">6.</text:p>
      <text:p text:style-name="P17"/>
      <text:p text:style-name="P17"/>
      <text:p text:style-name="P17">7.</text:p>
      <text:p text:style-name="P17"/>
      <text:p text:style-name="P17"/>
      <text:p text:style-name="P17">8.</text:p>
      <text:p text:style-name="P17"/>
      <text:p text:style-name="P17"/>
      <text:p text:style-name="P17">9.</text:p>
      <text:p text:style-name="P17"/>
      <text:p text:style-name="P17"/>
      <text:p text:style-name="P17"/>
      <text:p text:style-name="P17"/>
      <text:p text:style-name="P4">TEST 3</text:p>
      <text:p text:style-name="P6"/>
      <text:p text:style-name="P4">TEST 4</text:p>
      <text:p text:style-name="P6"/>
      <text:p text:style-name="P4">TEST 5</text:p>
      <text:p text:style-name="P6"/>
      <text:p text:style-name="P4">TEST 6</text:p>
      <text:p text:style-name="P6"/>
      <text:p text:style-name="P4">TEST 7</text:p>
      <text:p text:style-name="P18"/>
      <text:p text:style-name="P18"/>
      <text:p text:style-name="P18"/>
      <text:p text:style-name="P18"/>
      <text:p text:style-name="P18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3:03:34.369000000</meta:creation-date>
    <dc:date>2018-05-21T14:21:53.613000000</dc:date>
    <meta:editing-duration>PT1H18M3S</meta:editing-duration>
    <meta:editing-cycles>36</meta:editing-cycles>
    <meta:generator>LibreOffice/5.0.3.2$Windows_X86_64 LibreOffice_project/e5f16313668ac592c1bfb310f4390624e3dbfb75</meta:generator>
    <meta:document-statistic meta:table-count="0" meta:image-count="0" meta:object-count="0" meta:page-count="5" meta:paragraph-count="78" meta:word-count="772" meta:character-count="4891" meta:non-whitespace-character-count="4160"/>
  </office:meta>
</office:document-meta>
</file>